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table:formula="of:=[.A1]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2]+[.B1]" office:value-type="float" office:value="1996" calcext:value-type="float">
            <text:p>1996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3]+[.B2]" office:value-type="float" office:value="2992" calcext:value-type="float">
            <text:p>2992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4]+[.B3]" office:value-type="float" office:value="3987" calcext:value-type="float">
            <text:p>3987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5]+[.B4]" office:value-type="float" office:value="4980" calcext:value-type="float">
            <text:p>4980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6]+[.B5]" office:value-type="float" office:value="5972" calcext:value-type="float">
            <text:p>5972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7]+[.B6]" office:value-type="float" office:value="6964" calcext:value-type="float">
            <text:p>6964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8]+[.B7]" office:value-type="float" office:value="7955" calcext:value-type="float">
            <text:p>7955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]+[.B8]" office:value-type="float" office:value="8944" calcext:value-type="float">
            <text:p>8944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10]+[.B9]" office:value-type="float" office:value="9931" calcext:value-type="float">
            <text:p>9931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11]+[.B10]" office:value-type="float" office:value="10918" calcext:value-type="float">
            <text:p>10918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12]+[.B11]" office:value-type="float" office:value="11905" calcext:value-type="float">
            <text:p>11905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13]+[.B12]" office:value-type="float" office:value="12891" calcext:value-type="float">
            <text:p>12891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14]+[.B13]" office:value-type="float" office:value="13876" calcext:value-type="float">
            <text:p>13876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15]+[.B14]" office:value-type="float" office:value="14860" calcext:value-type="float">
            <text:p>14860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16]+[.B15]" office:value-type="float" office:value="15843" calcext:value-type="float">
            <text:p>15843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17]+[.B16]" office:value-type="float" office:value="16825" calcext:value-type="float">
            <text:p>16825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18]+[.B17]" office:value-type="float" office:value="17800" calcext:value-type="float">
            <text:p>17800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19]+[.B18]" office:value-type="float" office:value="18774" calcext:value-type="float">
            <text:p>18774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20]+[.B19]" office:value-type="float" office:value="19748" calcext:value-type="float">
            <text:p>19748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21]+[.B20]" office:value-type="float" office:value="20722" calcext:value-type="float">
            <text:p>20722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22]+[.B21]" office:value-type="float" office:value="21696" calcext:value-type="float">
            <text:p>21696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23]+[.B22]" office:value-type="float" office:value="22670" calcext:value-type="float">
            <text:p>22670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24]+[.B23]" office:value-type="float" office:value="23643" calcext:value-type="float">
            <text:p>23643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25]+[.B24]" office:value-type="float" office:value="24616" calcext:value-type="float">
            <text:p>24616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26]+[.B25]" office:value-type="float" office:value="25588" calcext:value-type="float">
            <text:p>25588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27]+[.B26]" office:value-type="float" office:value="26560" calcext:value-type="float">
            <text:p>26560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28]+[.B27]" office:value-type="float" office:value="27529" calcext:value-type="float">
            <text:p>27529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29]+[.B28]" office:value-type="float" office:value="28498" calcext:value-type="float">
            <text:p>28498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30]+[.B29]" office:value-type="float" office:value="29466" calcext:value-type="float">
            <text:p>29466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31]+[.B30]" office:value-type="float" office:value="30431" calcext:value-type="float">
            <text:p>30431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32]+[.B31]" office:value-type="float" office:value="31395" calcext:value-type="float">
            <text:p>31395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33]+[.B32]" office:value-type="float" office:value="32358" calcext:value-type="float">
            <text:p>3235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34]+[.B33]" office:value-type="float" office:value="33321" calcext:value-type="float">
            <text:p>33321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35]+[.B34]" office:value-type="float" office:value="34283" calcext:value-type="float">
            <text:p>34283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36]+[.B35]" office:value-type="float" office:value="35243" calcext:value-type="float">
            <text:p>35243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37]+[.B36]" office:value-type="float" office:value="36203" calcext:value-type="float">
            <text:p>36203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38]+[.B37]" office:value-type="float" office:value="37163" calcext:value-type="float">
            <text:p>37163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39]+[.B38]" office:value-type="float" office:value="38120" calcext:value-type="float">
            <text:p>38120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40]+[.B39]" office:value-type="float" office:value="39075" calcext:value-type="float">
            <text:p>39075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41]+[.B40]" office:value-type="float" office:value="40024" calcext:value-type="float">
            <text:p>40024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42]+[.B41]" office:value-type="float" office:value="40973" calcext:value-type="float">
            <text:p>40973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43]+[.B42]" office:value-type="float" office:value="41921" calcext:value-type="float">
            <text:p>41921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44]+[.B43]" office:value-type="float" office:value="42869" calcext:value-type="float">
            <text:p>42869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45]+[.B44]" office:value-type="float" office:value="43816" calcext:value-type="float">
            <text:p>43816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46]+[.B45]" office:value-type="float" office:value="44763" calcext:value-type="float">
            <text:p>44763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47]+[.B46]" office:value-type="float" office:value="45710" calcext:value-type="float">
            <text:p>45710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48]+[.B47]" office:value-type="float" office:value="46657" calcext:value-type="float">
            <text:p>46657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49]+[.B48]" office:value-type="float" office:value="47603" calcext:value-type="float">
            <text:p>47603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50]+[.B49]" office:value-type="float" office:value="48547" calcext:value-type="float">
            <text:p>48547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51]+[.B50]" office:value-type="float" office:value="49491" calcext:value-type="float">
            <text:p>4949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52]+[.B51]" office:value-type="float" office:value="50433" calcext:value-type="float">
            <text:p>50433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53]+[.B52]" office:value-type="float" office:value="51371" calcext:value-type="float">
            <text:p>51371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54]+[.B53]" office:value-type="float" office:value="52306" calcext:value-type="float">
            <text:p>52306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55]+[.B54]" office:value-type="float" office:value="53240" calcext:value-type="float">
            <text:p>53240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56]+[.B55]" office:value-type="float" office:value="54173" calcext:value-type="float">
            <text:p>54173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57]+[.B56]" office:value-type="float" office:value="55105" calcext:value-type="float">
            <text:p>55105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58]+[.B57]" office:value-type="float" office:value="56037" calcext:value-type="float">
            <text:p>56037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59]+[.B58]" office:value-type="float" office:value="56968" calcext:value-type="float">
            <text:p>56968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60]+[.B59]" office:value-type="float" office:value="57899" calcext:value-type="float">
            <text:p>57899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61]+[.B60]" office:value-type="float" office:value="58829" calcext:value-type="float">
            <text:p>58829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62]+[.B61]" office:value-type="float" office:value="59758" calcext:value-type="float">
            <text:p>59758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63]+[.B62]" office:value-type="float" office:value="60686" calcext:value-type="float">
            <text:p>60686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64]+[.B63]" office:value-type="float" office:value="61614" calcext:value-type="float">
            <text:p>61614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65]+[.B64]" office:value-type="float" office:value="62540" calcext:value-type="float">
            <text:p>62540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66]+[.B65]" office:value-type="float" office:value="63466" calcext:value-type="float">
            <text:p>63466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67]+[.B66]" office:value-type="float" office:value="64390" calcext:value-type="float">
            <text:p>64390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68]+[.B67]" office:value-type="float" office:value="65313" calcext:value-type="float">
            <text:p>65313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69]+[.B68]" office:value-type="float" office:value="66236" calcext:value-type="float">
            <text:p>66236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70]+[.B69]" office:value-type="float" office:value="67158" calcext:value-type="float">
            <text:p>67158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71]+[.B70]" office:value-type="float" office:value="68079" calcext:value-type="float">
            <text:p>68079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72]+[.B71]" office:value-type="float" office:value="69000" calcext:value-type="float">
            <text:p>69000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73]+[.B72]" office:value-type="float" office:value="69920" calcext:value-type="float">
            <text:p>69920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74]+[.B73]" office:value-type="float" office:value="70840" calcext:value-type="float">
            <text:p>70840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75]+[.B74]" office:value-type="float" office:value="71759" calcext:value-type="float">
            <text:p>71759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76]+[.B75]" office:value-type="float" office:value="72678" calcext:value-type="float">
            <text:p>72678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77]+[.B76]" office:value-type="float" office:value="73590" calcext:value-type="float">
            <text:p>73590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78]+[.B77]" office:value-type="float" office:value="74500" calcext:value-type="float">
            <text:p>74500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79]+[.B78]" office:value-type="float" office:value="75410" calcext:value-type="float">
            <text:p>75410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80]+[.B79]" office:value-type="float" office:value="76319" calcext:value-type="float">
            <text:p>76319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81]+[.B80]" office:value-type="float" office:value="77227" calcext:value-type="float">
            <text:p>77227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82]+[.B81]" office:value-type="float" office:value="78135" calcext:value-type="float">
            <text:p>78135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83]+[.B82]" office:value-type="float" office:value="79042" calcext:value-type="float">
            <text:p>79042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84]+[.B83]" office:value-type="float" office:value="79949" calcext:value-type="float">
            <text:p>79949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85]+[.B84]" office:value-type="float" office:value="80856" calcext:value-type="float">
            <text:p>80856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86]+[.B85]" office:value-type="float" office:value="81762" calcext:value-type="float">
            <text:p>81762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87]+[.B86]" office:value-type="float" office:value="82667" calcext:value-type="float">
            <text:p>82667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88]+[.B87]" office:value-type="float" office:value="83571" calcext:value-type="float">
            <text:p>83571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89]+[.B88]" office:value-type="float" office:value="84474" calcext:value-type="float">
            <text:p>84474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]+[.B89]" office:value-type="float" office:value="85375" calcext:value-type="float">
            <text:p>85375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1]+[.B90]" office:value-type="float" office:value="86275" calcext:value-type="float">
            <text:p>86275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2]+[.B91]" office:value-type="float" office:value="87174" calcext:value-type="float">
            <text:p>87174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3]+[.B92]" office:value-type="float" office:value="88072" calcext:value-type="float">
            <text:p>88072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94]+[.B93]" office:value-type="float" office:value="88969" calcext:value-type="float">
            <text:p>88969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95]+[.B94]" office:value-type="float" office:value="89866" calcext:value-type="float">
            <text:p>89866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96]+[.B95]" office:value-type="float" office:value="90762" calcext:value-type="float">
            <text:p>90762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97]+[.B96]" office:value-type="float" office:value="91657" calcext:value-type="float">
            <text:p>91657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98]+[.B97]" office:value-type="float" office:value="92550" calcext:value-type="float">
            <text:p>92550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99]+[.B98]" office:value-type="float" office:value="93439" calcext:value-type="float">
            <text:p>93439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100]+[.B99]" office:value-type="float" office:value="94328" calcext:value-type="float">
            <text:p>94328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101]+[.B100]" office:value-type="float" office:value="95215" calcext:value-type="float">
            <text:p>95215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102]+[.B101]" office:value-type="float" office:value="96097" calcext:value-type="float">
            <text:p>96097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103]+[.B102]" office:value-type="float" office:value="96979" calcext:value-type="float">
            <text:p>96979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104]+[.B103]" office:value-type="float" office:value="97860" calcext:value-type="float">
            <text:p>97860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105]+[.B104]" office:value-type="float" office:value="98741" calcext:value-type="float">
            <text:p>98741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106]+[.B105]" office:value-type="float" office:value="99620" calcext:value-type="float">
            <text:p>99620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107]+[.B106]" office:value-type="float" office:value="100497" calcext:value-type="float">
            <text:p>100497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108]+[.B107]" office:value-type="float" office:value="101370" calcext:value-type="float">
            <text:p>101370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109]+[.B108]" office:value-type="float" office:value="102243" calcext:value-type="float">
            <text:p>102243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110]+[.B109]" office:value-type="float" office:value="103113" calcext:value-type="float">
            <text:p>103113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111]+[.B110]" office:value-type="float" office:value="103979" calcext:value-type="float">
            <text:p>103979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112]+[.B111]" office:value-type="float" office:value="104843" calcext:value-type="float">
            <text:p>104843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113]+[.B112]" office:value-type="float" office:value="105707" calcext:value-type="float">
            <text:p>105707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114]+[.B113]" office:value-type="float" office:value="106570" calcext:value-type="float">
            <text:p>106570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115]+[.B114]" office:value-type="float" office:value="107432" calcext:value-type="float">
            <text:p>107432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116]+[.B115]" office:value-type="float" office:value="108294" calcext:value-type="float">
            <text:p>108294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117]+[.B116]" office:value-type="float" office:value="109156" calcext:value-type="float">
            <text:p>109156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118]+[.B117]" office:value-type="float" office:value="110017" calcext:value-type="float">
            <text:p>110017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119]+[.B118]" office:value-type="float" office:value="110878" calcext:value-type="float">
            <text:p>110878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120]+[.B119]" office:value-type="float" office:value="111738" calcext:value-type="float">
            <text:p>111738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121]+[.B120]" office:value-type="float" office:value="112598" calcext:value-type="float">
            <text:p>112598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122]+[.B121]" office:value-type="float" office:value="113458" calcext:value-type="float">
            <text:p>113458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123]+[.B122]" office:value-type="float" office:value="114317" calcext:value-type="float">
            <text:p>114317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124]+[.B123]" office:value-type="float" office:value="115176" calcext:value-type="float">
            <text:p>115176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125]+[.B124]" office:value-type="float" office:value="116033" calcext:value-type="float">
            <text:p>116033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126]+[.B125]" office:value-type="float" office:value="116890" calcext:value-type="float">
            <text:p>116890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127]+[.B126]" office:value-type="float" office:value="117746" calcext:value-type="float">
            <text:p>117746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128]+[.B127]" office:value-type="float" office:value="118601" calcext:value-type="float">
            <text:p>118601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129]+[.B128]" office:value-type="float" office:value="119455" calcext:value-type="float">
            <text:p>119455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130]+[.B129]" office:value-type="float" office:value="120306" calcext:value-type="float">
            <text:p>120306</text:p>
          </table:table-cell>
          <table:table-cell/>
          <table:table-cell office:value-type="float" office:value="124185" calcext:value-type="float">
            <text:p>124185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131]+[.B130]" office:value-type="float" office:value="121155" calcext:value-type="float">
            <text:p>121155</text:p>
          </table:table-cell>
          <table:table-cell/>
          <table:table-cell table:formula="of:=[.D130]-[.B134]"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132]+[.B131]" office:value-type="float" office:value="122003" calcext:value-type="float">
            <text:p>122003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133]+[.B132]" office:value-type="float" office:value="122848" calcext:value-type="float">
            <text:p>122848</text:p>
          </table:table-cell>
          <table:table-cell table:number-columns-repeated="2"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134]+[.B133]" office:value-type="float" office:value="123691" calcext:value-type="float">
            <text:p>123691</text:p>
          </table:table-cell>
          <table:table-cell table:number-columns-repeated="2"/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135]+[.B134]" office:value-type="float" office:value="124532" calcext:value-type="float">
            <text:p>124532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136]+[.B135]" office:value-type="float" office:value="125372" calcext:value-type="float">
            <text:p>125372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137]+[.B136]" office:value-type="float" office:value="126211" calcext:value-type="float">
            <text:p>12621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138]+[.B137]" office:value-type="float" office:value="127042" calcext:value-type="float">
            <text:p>127042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139]+[.B138]" office:value-type="float" office:value="127873" calcext:value-type="float">
            <text:p>127873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140]+[.B139]" office:value-type="float" office:value="128704" calcext:value-type="float">
            <text:p>128704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141]+[.B140]" office:value-type="float" office:value="129534" calcext:value-type="float">
            <text:p>129534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142]+[.B141]" office:value-type="float" office:value="130364" calcext:value-type="float">
            <text:p>130364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143]+[.B142]" office:value-type="float" office:value="131194" calcext:value-type="float">
            <text:p>131194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144]+[.B143]" office:value-type="float" office:value="132023" calcext:value-type="float">
            <text:p>132023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145]+[.B144]" office:value-type="float" office:value="132851" calcext:value-type="float">
            <text:p>132851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146]+[.B145]" office:value-type="float" office:value="133679" calcext:value-type="float">
            <text:p>133679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147]+[.B146]" office:value-type="float" office:value="134506" calcext:value-type="float">
            <text:p>134506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148]+[.B147]" office:value-type="float" office:value="135333" calcext:value-type="float">
            <text:p>135333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149]+[.B148]" office:value-type="float" office:value="136158" calcext:value-type="float">
            <text:p>136158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150]+[.B149]" office:value-type="float" office:value="136982" calcext:value-type="float">
            <text:p>136982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151]+[.B150]" office:value-type="float" office:value="137804" calcext:value-type="float">
            <text:p>137804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152]+[.B151]" office:value-type="float" office:value="138626" calcext:value-type="float">
            <text:p>138626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153]+[.B152]" office:value-type="float" office:value="139448" calcext:value-type="float">
            <text:p>139448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154]+[.B153]" office:value-type="float" office:value="140268" calcext:value-type="float">
            <text:p>140268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155]+[.B154]" office:value-type="float" office:value="141088" calcext:value-type="float">
            <text:p>141088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156]+[.B155]" office:value-type="float" office:value="141906" calcext:value-type="float">
            <text:p>141906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157]+[.B156]" office:value-type="float" office:value="142724" calcext:value-type="float">
            <text:p>142724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158]+[.B157]" office:value-type="float" office:value="143539" calcext:value-type="float">
            <text:p>143539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159]+[.B158]" office:value-type="float" office:value="144354" calcext:value-type="float">
            <text:p>144354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160]+[.B159]" office:value-type="float" office:value="145169" calcext:value-type="float">
            <text:p>145169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161]+[.B160]" office:value-type="float" office:value="145983" calcext:value-type="float">
            <text:p>145983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162]+[.B161]" office:value-type="float" office:value="146796" calcext:value-type="float">
            <text:p>146796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163]+[.B162]" office:value-type="float" office:value="147609" calcext:value-type="float">
            <text:p>147609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164]+[.B163]" office:value-type="float" office:value="148422" calcext:value-type="float">
            <text:p>148422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165]+[.B164]" office:value-type="float" office:value="149234" calcext:value-type="float">
            <text:p>149234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166]+[.B165]" office:value-type="float" office:value="150046" calcext:value-type="float">
            <text:p>150046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167]+[.B166]" office:value-type="float" office:value="150857" calcext:value-type="float">
            <text:p>150857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168]+[.B167]" office:value-type="float" office:value="151665" calcext:value-type="float">
            <text:p>151665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169]+[.B168]" office:value-type="float" office:value="152472" calcext:value-type="float">
            <text:p>152472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170]+[.B169]" office:value-type="float" office:value="153279" calcext:value-type="float">
            <text:p>153279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171]+[.B170]" office:value-type="float" office:value="154085" calcext:value-type="float">
            <text:p>154085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172]+[.B171]" office:value-type="float" office:value="154890" calcext:value-type="float">
            <text:p>154890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173]+[.B172]" office:value-type="float" office:value="155694" calcext:value-type="float">
            <text:p>155694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174]+[.B173]" office:value-type="float" office:value="156497" calcext:value-type="float">
            <text:p>156497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175]+[.B174]" office:value-type="float" office:value="157298" calcext:value-type="float">
            <text:p>157298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176]+[.B175]" office:value-type="float" office:value="158097" calcext:value-type="float">
            <text:p>158097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177]+[.B176]" office:value-type="float" office:value="158896" calcext:value-type="float">
            <text:p>158896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178]+[.B177]" office:value-type="float" office:value="159694" calcext:value-type="float">
            <text:p>159694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179]+[.B178]" office:value-type="float" office:value="160492" calcext:value-type="float">
            <text:p>160492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180]+[.B179]" office:value-type="float" office:value="161286" calcext:value-type="float">
            <text:p>161286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181]+[.B180]" office:value-type="float" office:value="162080" calcext:value-type="float">
            <text:p>162080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182]+[.B181]" office:value-type="float" office:value="162871" calcext:value-type="float">
            <text:p>162871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183]+[.B182]" office:value-type="float" office:value="163661" calcext:value-type="float">
            <text:p>163661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184]+[.B183]" office:value-type="float" office:value="164451" calcext:value-type="float">
            <text:p>164451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185]+[.B184]" office:value-type="float" office:value="165239" calcext:value-type="float">
            <text:p>165239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186]+[.B185]" office:value-type="float" office:value="166027" calcext:value-type="float">
            <text:p>166027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187]+[.B186]" office:value-type="float" office:value="166814" calcext:value-type="float">
            <text:p>166814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188]+[.B187]" office:value-type="float" office:value="167600" calcext:value-type="float">
            <text:p>167600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189]+[.B188]" office:value-type="float" office:value="168386" calcext:value-type="float">
            <text:p>168386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190]+[.B189]" office:value-type="float" office:value="169171" calcext:value-type="float">
            <text:p>16917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191]+[.B190]" office:value-type="float" office:value="169956" calcext:value-type="float">
            <text:p>169956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192]+[.B191]" office:value-type="float" office:value="170740" calcext:value-type="float">
            <text:p>170740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193]+[.B192]" office:value-type="float" office:value="171522" calcext:value-type="float">
            <text:p>171522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194]+[.B193]" office:value-type="float" office:value="172304" calcext:value-type="float">
            <text:p>172304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195]+[.B194]" office:value-type="float" office:value="173082" calcext:value-type="float">
            <text:p>173082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196]+[.B195]" office:value-type="float" office:value="173859" calcext:value-type="float">
            <text:p>173859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197]+[.B196]" office:value-type="float" office:value="174636" calcext:value-type="float">
            <text:p>174636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198]+[.B197]" office:value-type="float" office:value="175412" calcext:value-type="float">
            <text:p>175412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199]+[.B198]" office:value-type="float" office:value="176188" calcext:value-type="float">
            <text:p>176188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200]+[.B199]" office:value-type="float" office:value="176963" calcext:value-type="float">
            <text:p>176963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201]+[.B200]" office:value-type="float" office:value="177734" calcext:value-type="float">
            <text:p>177734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202]+[.B201]" office:value-type="float" office:value="178505" calcext:value-type="float">
            <text:p>178505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203]+[.B202]" office:value-type="float" office:value="179274" calcext:value-type="float">
            <text:p>179274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204]+[.B203]" office:value-type="float" office:value="180042" calcext:value-type="float">
            <text:p>180042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205]+[.B204]" office:value-type="float" office:value="180808" calcext:value-type="float">
            <text:p>180808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206]+[.B205]" office:value-type="float" office:value="181573" calcext:value-type="float">
            <text:p>181573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207]+[.B206]" office:value-type="float" office:value="182338" calcext:value-type="float">
            <text:p>182338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208]+[.B207]" office:value-type="float" office:value="183101" calcext:value-type="float">
            <text:p>18310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209]+[.B208]" office:value-type="float" office:value="183864" calcext:value-type="float">
            <text:p>183864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210]+[.B209]" office:value-type="float" office:value="184626" calcext:value-type="float">
            <text:p>184626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211]+[.B210]" office:value-type="float" office:value="185387" calcext:value-type="float">
            <text:p>185387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212]+[.B211]" office:value-type="float" office:value="186148" calcext:value-type="float">
            <text:p>186148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213]+[.B212]" office:value-type="float" office:value="186907" calcext:value-type="float">
            <text:p>186907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214]+[.B213]" office:value-type="float" office:value="187665" calcext:value-type="float">
            <text:p>187665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215]+[.B214]" office:value-type="float" office:value="188421" calcext:value-type="float">
            <text:p>188421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216]+[.B215]" office:value-type="float" office:value="189176" calcext:value-type="float">
            <text:p>189176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217]+[.B216]" office:value-type="float" office:value="189931" calcext:value-type="float">
            <text:p>189931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218]+[.B217]" office:value-type="float" office:value="190686" calcext:value-type="float">
            <text:p>190686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219]+[.B218]" office:value-type="float" office:value="191438" calcext:value-type="float">
            <text:p>191438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220]+[.B219]" office:value-type="float" office:value="192187" calcext:value-type="float">
            <text:p>192187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221]+[.B220]" office:value-type="float" office:value="192935" calcext:value-type="float">
            <text:p>192935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222]+[.B221]" office:value-type="float" office:value="193682" calcext:value-type="float">
            <text:p>193682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223]+[.B222]" office:value-type="float" office:value="194429" calcext:value-type="float">
            <text:p>194429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224]+[.B223]" office:value-type="float" office:value="195176" calcext:value-type="float">
            <text:p>195176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225]+[.B224]" office:value-type="float" office:value="195923" calcext:value-type="float">
            <text:p>195923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226]+[.B225]" office:value-type="float" office:value="196668" calcext:value-type="float">
            <text:p>196668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227]+[.B226]" office:value-type="float" office:value="197413" calcext:value-type="float">
            <text:p>197413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228]+[.B227]" office:value-type="float" office:value="198157" calcext:value-type="float">
            <text:p>198157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229]+[.B228]" office:value-type="float" office:value="198900" calcext:value-type="float">
            <text:p>198900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230]+[.B229]" office:value-type="float" office:value="199641" calcext:value-type="float">
            <text:p>199641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231]+[.B230]" office:value-type="float" office:value="200382" calcext:value-type="float">
            <text:p>200382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232]+[.B231]" office:value-type="float" office:value="201121" calcext:value-type="float">
            <text:p>201121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233]+[.B232]" office:value-type="float" office:value="201857" calcext:value-type="float">
            <text:p>201857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234]+[.B233]" office:value-type="float" office:value="202593" calcext:value-type="float">
            <text:p>202593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235]+[.B234]" office:value-type="float" office:value="203328" calcext:value-type="float">
            <text:p>203328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236]+[.B235]" office:value-type="float" office:value="204063" calcext:value-type="float">
            <text:p>204063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237]+[.B236]" office:value-type="float" office:value="204797" calcext:value-type="float">
            <text:p>204797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238]+[.B237]" office:value-type="float" office:value="205529" calcext:value-type="float">
            <text:p>205529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239]+[.B238]" office:value-type="float" office:value="206261" calcext:value-type="float">
            <text:p>206261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240]+[.B239]" office:value-type="float" office:value="206991" calcext:value-type="float">
            <text:p>206991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241]+[.B240]" office:value-type="float" office:value="207721" calcext:value-type="float">
            <text:p>207721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242]+[.B241]" office:value-type="float" office:value="208451" calcext:value-type="float">
            <text:p>208451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243]+[.B242]" office:value-type="float" office:value="209180" calcext:value-type="float">
            <text:p>209180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244]+[.B243]" office:value-type="float" office:value="209909" calcext:value-type="float">
            <text:p>209909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245]+[.B244]" office:value-type="float" office:value="210637" calcext:value-type="float">
            <text:p>210637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246]+[.B245]" office:value-type="float" office:value="211364" calcext:value-type="float">
            <text:p>211364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247]+[.B246]" office:value-type="float" office:value="212090" calcext:value-type="float">
            <text:p>212090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248]+[.B247]" office:value-type="float" office:value="212816" calcext:value-type="float">
            <text:p>212816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249]+[.B248]" office:value-type="float" office:value="213541" calcext:value-type="float">
            <text:p>213541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250]+[.B249]" office:value-type="float" office:value="214265" calcext:value-type="float">
            <text:p>214265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251]+[.B250]" office:value-type="float" office:value="214988" calcext:value-type="float">
            <text:p>214988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252]+[.B251]" office:value-type="float" office:value="215711" calcext:value-type="float">
            <text:p>215711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253]+[.B252]" office:value-type="float" office:value="216432" calcext:value-type="float">
            <text:p>216432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254]+[.B253]" office:value-type="float" office:value="217150" calcext:value-type="float">
            <text:p>217150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255]+[.B254]" office:value-type="float" office:value="217868" calcext:value-type="float">
            <text:p>21786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256]+[.B255]" office:value-type="float" office:value="218586" calcext:value-type="float">
            <text:p>218586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257]+[.B256]" office:value-type="float" office:value="219303" calcext:value-type="float">
            <text:p>219303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258]+[.B257]" office:value-type="float" office:value="220017" calcext:value-type="float">
            <text:p>220017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259]+[.B258]" office:value-type="float" office:value="220731" calcext:value-type="float">
            <text:p>220731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260]+[.B259]" office:value-type="float" office:value="221445" calcext:value-type="float">
            <text:p>22144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261]+[.B260]" office:value-type="float" office:value="222157" calcext:value-type="float">
            <text:p>222157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262]+[.B261]" office:value-type="float" office:value="222869" calcext:value-type="float">
            <text:p>222869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263]+[.B262]" office:value-type="float" office:value="223580" calcext:value-type="float">
            <text:p>223580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264]+[.B263]" office:value-type="float" office:value="224288" calcext:value-type="float">
            <text:p>224288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265]+[.B264]" office:value-type="float" office:value="224994" calcext:value-type="float">
            <text:p>224994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266]+[.B265]" office:value-type="float" office:value="225699" calcext:value-type="float">
            <text:p>225699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267]+[.B266]" office:value-type="float" office:value="226403" calcext:value-type="float">
            <text:p>226403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268]+[.B267]" office:value-type="float" office:value="227105" calcext:value-type="float">
            <text:p>227105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269]+[.B268]" office:value-type="float" office:value="227805" calcext:value-type="float">
            <text:p>227805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270]+[.B269]" office:value-type="float" office:value="228504" calcext:value-type="float">
            <text:p>228504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271]+[.B270]" office:value-type="float" office:value="229203" calcext:value-type="float">
            <text:p>229203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272]+[.B271]" office:value-type="float" office:value="229901" calcext:value-type="float">
            <text:p>229901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273]+[.B272]" office:value-type="float" office:value="230597" calcext:value-type="float">
            <text:p>230597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274]+[.B273]" office:value-type="float" office:value="231291" calcext:value-type="float">
            <text:p>231291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275]+[.B274]" office:value-type="float" office:value="231985" calcext:value-type="float">
            <text:p>231985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276]+[.B275]" office:value-type="float" office:value="232678" calcext:value-type="float">
            <text:p>232678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277]+[.B276]" office:value-type="float" office:value="233371" calcext:value-type="float">
            <text:p>233371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278]+[.B277]" office:value-type="float" office:value="234060" calcext:value-type="float">
            <text:p>234060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279]+[.B278]" office:value-type="float" office:value="234749" calcext:value-type="float">
            <text:p>234749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280]+[.B279]" office:value-type="float" office:value="235437" calcext:value-type="float">
            <text:p>235437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281]+[.B280]" office:value-type="float" office:value="236124" calcext:value-type="float">
            <text:p>236124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282]+[.B281]" office:value-type="float" office:value="236809" calcext:value-type="float">
            <text:p>236809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283]+[.B282]" office:value-type="float" office:value="237491" calcext:value-type="float">
            <text:p>237491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284]+[.B283]" office:value-type="float" office:value="238171" calcext:value-type="float">
            <text:p>238171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285]+[.B284]" office:value-type="float" office:value="238851" calcext:value-type="float">
            <text:p>238851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286]+[.B285]" office:value-type="float" office:value="239529" calcext:value-type="float">
            <text:p>239529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287]+[.B286]" office:value-type="float" office:value="240206" calcext:value-type="float">
            <text:p>240206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288]+[.B287]" office:value-type="float" office:value="240880" calcext:value-type="float">
            <text:p>240880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289]+[.B288]" office:value-type="float" office:value="241553" calcext:value-type="float">
            <text:p>241553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290]+[.B289]" office:value-type="float" office:value="242225" calcext:value-type="float">
            <text:p>242225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291]+[.B290]" office:value-type="float" office:value="242895" calcext:value-type="float">
            <text:p>242895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292]+[.B291]" office:value-type="float" office:value="243565" calcext:value-type="float">
            <text:p>243565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293]+[.B292]" office:value-type="float" office:value="244234" calcext:value-type="float">
            <text:p>244234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294]+[.B293]" office:value-type="float" office:value="244901" calcext:value-type="float">
            <text:p>244901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295]+[.B294]" office:value-type="float" office:value="245568" calcext:value-type="float">
            <text:p>245568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296]+[.B295]" office:value-type="float" office:value="246235" calcext:value-type="float">
            <text:p>246235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297]+[.B296]" office:value-type="float" office:value="246901" calcext:value-type="float">
            <text:p>246901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298]+[.B297]" office:value-type="float" office:value="247566" calcext:value-type="float">
            <text:p>247566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299]+[.B298]" office:value-type="float" office:value="248230" calcext:value-type="float">
            <text:p>248230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300]+[.B299]" office:value-type="float" office:value="248893" calcext:value-type="float">
            <text:p>248893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301]+[.B300]" office:value-type="float" office:value="249554" calcext:value-type="float">
            <text:p>249554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302]+[.B301]" office:value-type="float" office:value="250214" calcext:value-type="float">
            <text:p>25021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303]+[.B302]" office:value-type="float" office:value="250873" calcext:value-type="float">
            <text:p>250873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304]+[.B303]" office:value-type="float" office:value="251532" calcext:value-type="float">
            <text:p>251532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305]+[.B304]" office:value-type="float" office:value="252191" calcext:value-type="float">
            <text:p>252191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306]+[.B305]" office:value-type="float" office:value="252849" calcext:value-type="float">
            <text:p>252849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307]+[.B306]" office:value-type="float" office:value="253504" calcext:value-type="float">
            <text:p>253504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308]+[.B307]" office:value-type="float" office:value="254159" calcext:value-type="float">
            <text:p>254159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309]+[.B308]" office:value-type="float" office:value="254814" calcext:value-type="float">
            <text:p>254814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310]+[.B309]" office:value-type="float" office:value="255468" calcext:value-type="float">
            <text:p>255468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311]+[.B310]" office:value-type="float" office:value="256121" calcext:value-type="float">
            <text:p>256121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312]+[.B311]" office:value-type="float" office:value="256774" calcext:value-type="float">
            <text:p>256774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313]+[.B312]" office:value-type="float" office:value="257426" calcext:value-type="float">
            <text:p>257426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314]+[.B313]" office:value-type="float" office:value="258078" calcext:value-type="float">
            <text:p>258078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315]+[.B314]" office:value-type="float" office:value="258728" calcext:value-type="float">
            <text:p>258728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316]+[.B315]" office:value-type="float" office:value="259377" calcext:value-type="float">
            <text:p>259377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317]+[.B316]" office:value-type="float" office:value="260026" calcext:value-type="float">
            <text:p>260026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318]+[.B317]" office:value-type="float" office:value="260674" calcext:value-type="float">
            <text:p>260674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319]+[.B318]" office:value-type="float" office:value="261320" calcext:value-type="float">
            <text:p>261320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320]+[.B319]" office:value-type="float" office:value="261965" calcext:value-type="float">
            <text:p>261965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321]+[.B320]" office:value-type="float" office:value="262609" calcext:value-type="float">
            <text:p>262609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322]+[.B321]" office:value-type="float" office:value="263251" calcext:value-type="float">
            <text:p>263251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323]+[.B322]" office:value-type="float" office:value="263893" calcext:value-type="float">
            <text:p>263893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324]+[.B323]" office:value-type="float" office:value="264534" calcext:value-type="float">
            <text:p>264534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325]+[.B324]" office:value-type="float" office:value="265175" calcext:value-type="float">
            <text:p>265175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326]+[.B325]" office:value-type="float" office:value="265815" calcext:value-type="float">
            <text:p>265815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327]+[.B326]" office:value-type="float" office:value="266454" calcext:value-type="float">
            <text:p>266454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328]+[.B327]" office:value-type="float" office:value="267093" calcext:value-type="float">
            <text:p>267093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329]+[.B328]" office:value-type="float" office:value="267731" calcext:value-type="float">
            <text:p>267731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330]+[.B329]" office:value-type="float" office:value="268369" calcext:value-type="float">
            <text:p>268369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331]+[.B330]" office:value-type="float" office:value="269005" calcext:value-type="float">
            <text:p>269005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332]+[.B331]" office:value-type="float" office:value="269640" calcext:value-type="float">
            <text:p>269640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333]+[.B332]" office:value-type="float" office:value="270271" calcext:value-type="float">
            <text:p>270271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334]+[.B333]" office:value-type="float" office:value="270902" calcext:value-type="float">
            <text:p>270902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335]+[.B334]" office:value-type="float" office:value="271532" calcext:value-type="float">
            <text:p>271532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336]+[.B335]" office:value-type="float" office:value="272161" calcext:value-type="float">
            <text:p>272161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337]+[.B336]" office:value-type="float" office:value="272790" calcext:value-type="float">
            <text:p>272790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338]+[.B337]" office:value-type="float" office:value="273417" calcext:value-type="float">
            <text:p>273417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339]+[.B338]" office:value-type="float" office:value="274044" calcext:value-type="float">
            <text:p>274044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340]+[.B339]" office:value-type="float" office:value="274671" calcext:value-type="float">
            <text:p>274671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341]+[.B340]" office:value-type="float" office:value="275298" calcext:value-type="float">
            <text:p>275298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342]+[.B341]" office:value-type="float" office:value="275924" calcext:value-type="float">
            <text:p>275924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343]+[.B342]" office:value-type="float" office:value="276546" calcext:value-type="float">
            <text:p>276546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344]+[.B343]" office:value-type="float" office:value="277168" calcext:value-type="float">
            <text:p>277168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345]+[.B344]" office:value-type="float" office:value="277789" calcext:value-type="float">
            <text:p>277789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346]+[.B345]" office:value-type="float" office:value="278409" calcext:value-type="float">
            <text:p>278409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347]+[.B346]" office:value-type="float" office:value="279029" calcext:value-type="float">
            <text:p>279029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348]+[.B347]" office:value-type="float" office:value="279647" calcext:value-type="float">
            <text:p>279647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349]+[.B348]" office:value-type="float" office:value="280265" calcext:value-type="float">
            <text:p>280265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350]+[.B349]" office:value-type="float" office:value="280880" calcext:value-type="float">
            <text:p>280880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351]+[.B350]" office:value-type="float" office:value="281493" calcext:value-type="float">
            <text:p>281493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352]+[.B351]" office:value-type="float" office:value="282104" calcext:value-type="float">
            <text:p>282104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353]+[.B352]" office:value-type="float" office:value="282715" calcext:value-type="float">
            <text:p>282715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354]+[.B353]" office:value-type="float" office:value="283323" calcext:value-type="float">
            <text:p>283323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355]+[.B354]" office:value-type="float" office:value="283926" calcext:value-type="float">
            <text:p>283926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356]+[.B355]" office:value-type="float" office:value="284528" calcext:value-type="float">
            <text:p>284528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357]+[.B356]" office:value-type="float" office:value="285130" calcext:value-type="float">
            <text:p>285130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358]+[.B357]" office:value-type="float" office:value="285732" calcext:value-type="float">
            <text:p>28573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359]+[.B358]" office:value-type="float" office:value="286331" calcext:value-type="float">
            <text:p>286331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360]+[.B359]" office:value-type="float" office:value="286929" calcext:value-type="float">
            <text:p>286929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361]+[.B360]" office:value-type="float" office:value="287525" calcext:value-type="float">
            <text:p>287525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362]+[.B361]" office:value-type="float" office:value="288120" calcext:value-type="float">
            <text:p>288120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363]+[.B362]" office:value-type="float" office:value="288712" calcext:value-type="float">
            <text:p>288712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364]+[.B363]" office:value-type="float" office:value="289302" calcext:value-type="float">
            <text:p>289302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365]+[.B364]" office:value-type="float" office:value="289892" calcext:value-type="float">
            <text:p>289892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366]+[.B365]" office:value-type="float" office:value="290482" calcext:value-type="float">
            <text:p>290482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367]+[.B366]" office:value-type="float" office:value="291072" calcext:value-type="float">
            <text:p>291072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368]+[.B367]" office:value-type="float" office:value="291661" calcext:value-type="float">
            <text:p>291661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369]+[.B368]" office:value-type="float" office:value="292249" calcext:value-type="float">
            <text:p>292249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370]+[.B369]" office:value-type="float" office:value="292835" calcext:value-type="float">
            <text:p>292835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371]+[.B370]" office:value-type="float" office:value="293421" calcext:value-type="float">
            <text:p>293421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372]+[.B371]" office:value-type="float" office:value="294004" calcext:value-type="float">
            <text:p>294004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373]+[.B372]" office:value-type="float" office:value="294585" calcext:value-type="float">
            <text:p>294585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374]+[.B373]" office:value-type="float" office:value="295165" calcext:value-type="float">
            <text:p>295165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375]+[.B374]" office:value-type="float" office:value="295744" calcext:value-type="float">
            <text:p>295744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376]+[.B375]" office:value-type="float" office:value="296322" calcext:value-type="float">
            <text:p>296322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377]+[.B376]" office:value-type="float" office:value="296897" calcext:value-type="float">
            <text:p>296897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378]+[.B377]" office:value-type="float" office:value="297472" calcext:value-type="float">
            <text:p>297472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379]+[.B378]" office:value-type="float" office:value="298044" calcext:value-type="float">
            <text:p>298044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380]+[.B379]" office:value-type="float" office:value="298615" calcext:value-type="float">
            <text:p>298615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381]+[.B380]" office:value-type="float" office:value="299181" calcext:value-type="float">
            <text:p>299181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382]+[.B381]" office:value-type="float" office:value="299746" calcext:value-type="float">
            <text:p>299746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383]+[.B382]" office:value-type="float" office:value="300311" calcext:value-type="float">
            <text:p>300311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384]+[.B383]" office:value-type="float" office:value="300875" calcext:value-type="float">
            <text:p>300875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385]+[.B384]" office:value-type="float" office:value="301437" calcext:value-type="float">
            <text:p>301437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386]+[.B385]" office:value-type="float" office:value="301998" calcext:value-type="float">
            <text:p>301998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387]+[.B386]" office:value-type="float" office:value="302558" calcext:value-type="float">
            <text:p>302558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388]+[.B387]" office:value-type="float" office:value="303117" calcext:value-type="float">
            <text:p>303117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389]+[.B388]" office:value-type="float" office:value="303676" calcext:value-type="float">
            <text:p>303676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390]+[.B389]" office:value-type="float" office:value="304235" calcext:value-type="float">
            <text:p>304235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391]+[.B390]" office:value-type="float" office:value="304792" calcext:value-type="float">
            <text:p>304792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392]+[.B391]" office:value-type="float" office:value="305348" calcext:value-type="float">
            <text:p>305348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393]+[.B392]" office:value-type="float" office:value="305902" calcext:value-type="float">
            <text:p>305902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394]+[.B393]" office:value-type="float" office:value="306456" calcext:value-type="float">
            <text:p>306456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395]+[.B394]" office:value-type="float" office:value="307009" calcext:value-type="float">
            <text:p>307009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396]+[.B395]" office:value-type="float" office:value="307561" calcext:value-type="float">
            <text:p>30756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397]+[.B396]" office:value-type="float" office:value="308111" calcext:value-type="float">
            <text:p>308111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398]+[.B397]" office:value-type="float" office:value="308661" calcext:value-type="float">
            <text:p>308661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399]+[.B398]" office:value-type="float" office:value="309207" calcext:value-type="float">
            <text:p>309207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400]+[.B399]" office:value-type="float" office:value="309751" calcext:value-type="float">
            <text:p>309751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401]+[.B400]" office:value-type="float" office:value="310295" calcext:value-type="float">
            <text:p>310295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402]+[.B401]" office:value-type="float" office:value="310838" calcext:value-type="float">
            <text:p>310838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403]+[.B402]" office:value-type="float" office:value="311381" calcext:value-type="float">
            <text:p>311381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404]+[.B403]" office:value-type="float" office:value="311921" calcext:value-type="float">
            <text:p>311921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405]+[.B404]" office:value-type="float" office:value="312460" calcext:value-type="float">
            <text:p>312460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406]+[.B405]" office:value-type="float" office:value="312995" calcext:value-type="float">
            <text:p>312995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407]+[.B406]" office:value-type="float" office:value="313527" calcext:value-type="float">
            <text:p>313527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408]+[.B407]" office:value-type="float" office:value="314058" calcext:value-type="float">
            <text:p>314058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409]+[.B408]" office:value-type="float" office:value="314586" calcext:value-type="float">
            <text:p>314586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410]+[.B409]" office:value-type="float" office:value="315114" calcext:value-type="float">
            <text:p>31511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411]+[.B410]" office:value-type="float" office:value="315642" calcext:value-type="float">
            <text:p>315642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412]+[.B411]" office:value-type="float" office:value="316169" calcext:value-type="float">
            <text:p>316169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413]+[.B412]" office:value-type="float" office:value="316695" calcext:value-type="float">
            <text:p>316695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414]+[.B413]" office:value-type="float" office:value="317221" calcext:value-type="float">
            <text:p>317221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415]+[.B414]" office:value-type="float" office:value="317746" calcext:value-type="float">
            <text:p>317746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416]+[.B415]" office:value-type="float" office:value="318271" calcext:value-type="float">
            <text:p>318271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417]+[.B416]" office:value-type="float" office:value="318795" calcext:value-type="float">
            <text:p>318795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418]+[.B417]" office:value-type="float" office:value="319318" calcext:value-type="float">
            <text:p>319318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419]+[.B418]" office:value-type="float" office:value="319839" calcext:value-type="float">
            <text:p>319839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420]+[.B419]" office:value-type="float" office:value="320357" calcext:value-type="float">
            <text:p>320357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421]+[.B420]" office:value-type="float" office:value="320875" calcext:value-type="float">
            <text:p>320875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422]+[.B421]" office:value-type="float" office:value="321393" calcext:value-type="float">
            <text:p>321393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423]+[.B422]" office:value-type="float" office:value="321910" calcext:value-type="float">
            <text:p>321910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424]+[.B423]" office:value-type="float" office:value="322424" calcext:value-type="float">
            <text:p>322424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425]+[.B424]" office:value-type="float" office:value="322938" calcext:value-type="float">
            <text:p>322938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426]+[.B425]" office:value-type="float" office:value="323451" calcext:value-type="float">
            <text:p>323451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427]+[.B426]" office:value-type="float" office:value="323964" calcext:value-type="float">
            <text:p>323964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428]+[.B427]" office:value-type="float" office:value="324476" calcext:value-type="float">
            <text:p>324476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429]+[.B428]" office:value-type="float" office:value="324987" calcext:value-type="float">
            <text:p>324987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430]+[.B429]" office:value-type="float" office:value="325498" calcext:value-type="float">
            <text:p>325498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431]+[.B430]" office:value-type="float" office:value="326008" calcext:value-type="float">
            <text:p>326008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432]+[.B431]" office:value-type="float" office:value="326513" calcext:value-type="float">
            <text:p>326513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433]+[.B432]" office:value-type="float" office:value="327018" calcext:value-type="float">
            <text:p>32701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434]+[.B433]" office:value-type="float" office:value="327520" calcext:value-type="float">
            <text:p>327520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435]+[.B434]" office:value-type="float" office:value="328021" calcext:value-type="float">
            <text:p>328021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436]+[.B435]" office:value-type="float" office:value="328521" calcext:value-type="float">
            <text:p>32852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437]+[.B436]" office:value-type="float" office:value="329020" calcext:value-type="float">
            <text:p>32902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438]+[.B437]" office:value-type="float" office:value="329518" calcext:value-type="float">
            <text:p>329518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439]+[.B438]" office:value-type="float" office:value="330016" calcext:value-type="float">
            <text:p>330016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40]+[.B439]" office:value-type="float" office:value="330513" calcext:value-type="float">
            <text:p>330513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41]+[.B440]" office:value-type="float" office:value="331010" calcext:value-type="float">
            <text:p>33101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42]+[.B441]" office:value-type="float" office:value="331502" calcext:value-type="float">
            <text:p>331502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43]+[.B442]" office:value-type="float" office:value="331994" calcext:value-type="float">
            <text:p>33199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44]+[.B443]" office:value-type="float" office:value="332484" calcext:value-type="float">
            <text:p>332484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45]+[.B444]" office:value-type="float" office:value="332974" calcext:value-type="float">
            <text:p>332974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46]+[.B445]" office:value-type="float" office:value="333463" calcext:value-type="float">
            <text:p>333463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47]+[.B446]" office:value-type="float" office:value="333952" calcext:value-type="float">
            <text:p>333952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48]+[.B447]" office:value-type="float" office:value="334441" calcext:value-type="float">
            <text:p>334441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49]+[.B448]" office:value-type="float" office:value="334929" calcext:value-type="float">
            <text:p>334929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50]+[.B449]" office:value-type="float" office:value="335416" calcext:value-type="float">
            <text:p>335416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51]+[.B450]" office:value-type="float" office:value="335903" calcext:value-type="float">
            <text:p>335903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52]+[.B451]" office:value-type="float" office:value="336389" calcext:value-type="float">
            <text:p>336389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53]+[.B452]" office:value-type="float" office:value="336875" calcext:value-type="float">
            <text:p>336875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54]+[.B453]" office:value-type="float" office:value="337360" calcext:value-type="float">
            <text:p>33736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55]+[.B454]" office:value-type="float" office:value="337845" calcext:value-type="float">
            <text:p>337845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56]+[.B455]" office:value-type="float" office:value="338329" calcext:value-type="float">
            <text:p>338329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57]+[.B456]" office:value-type="float" office:value="338812" calcext:value-type="float">
            <text:p>338812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58]+[.B457]" office:value-type="float" office:value="339295" calcext:value-type="float">
            <text:p>339295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59]+[.B458]" office:value-type="float" office:value="339777" calcext:value-type="float">
            <text:p>339777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60]+[.B459]" office:value-type="float" office:value="340259" calcext:value-type="float">
            <text:p>340259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61]+[.B460]" office:value-type="float" office:value="340738" calcext:value-type="float">
            <text:p>340738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62]+[.B461]" office:value-type="float" office:value="341215" calcext:value-type="float">
            <text:p>341215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63]+[.B462]" office:value-type="float" office:value="341691" calcext:value-type="float">
            <text:p>341691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64]+[.B463]" office:value-type="float" office:value="342167" calcext:value-type="float">
            <text:p>342167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65]+[.B464]" office:value-type="float" office:value="342642" calcext:value-type="float">
            <text:p>342642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66]+[.B465]" office:value-type="float" office:value="343114" calcext:value-type="float">
            <text:p>343114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67]+[.B466]" office:value-type="float" office:value="343582" calcext:value-type="float">
            <text:p>343582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+[.B467]" office:value-type="float" office:value="344048" calcext:value-type="float">
            <text:p>344048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9]+[.B468]" office:value-type="float" office:value="344514" calcext:value-type="float">
            <text:p>344514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70]+[.B469]" office:value-type="float" office:value="344980" calcext:value-type="float">
            <text:p>34498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71]+[.B470]" office:value-type="float" office:value="345445" calcext:value-type="float">
            <text:p>345445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72]+[.B471]" office:value-type="float" office:value="345909" calcext:value-type="float">
            <text:p>345909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73]+[.B472]" office:value-type="float" office:value="346373" calcext:value-type="float">
            <text:p>346373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74]+[.B473]" office:value-type="float" office:value="346836" calcext:value-type="float">
            <text:p>346836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75]+[.B474]" office:value-type="float" office:value="347299" calcext:value-type="float">
            <text:p>347299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76]+[.B475]" office:value-type="float" office:value="347760" calcext:value-type="float">
            <text:p>34776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77]+[.B476]" office:value-type="float" office:value="348220" calcext:value-type="float">
            <text:p>34822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78]+[.B477]" office:value-type="float" office:value="348680" calcext:value-type="float">
            <text:p>34868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79]+[.B478]" office:value-type="float" office:value="349140" calcext:value-type="float">
            <text:p>349140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80]+[.B479]" office:value-type="float" office:value="349598" calcext:value-type="float">
            <text:p>349598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81]+[.B480]" office:value-type="float" office:value="350056" calcext:value-type="float">
            <text:p>350056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82]+[.B481]" office:value-type="float" office:value="350513" calcext:value-type="float">
            <text:p>350513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83]+[.B482]" office:value-type="float" office:value="350969" calcext:value-type="float">
            <text:p>350969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84]+[.B483]" office:value-type="float" office:value="351425" calcext:value-type="float">
            <text:p>351425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85]+[.B484]" office:value-type="float" office:value="351879" calcext:value-type="float">
            <text:p>351879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86]+[.B485]" office:value-type="float" office:value="352333" calcext:value-type="float">
            <text:p>352333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87]+[.B486]" office:value-type="float" office:value="352785" calcext:value-type="float">
            <text:p>352785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88]+[.B487]" office:value-type="float" office:value="353234" calcext:value-type="float">
            <text:p>353234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89]+[.B488]" office:value-type="float" office:value="353682" calcext:value-type="float">
            <text:p>353682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90]+[.B489]" office:value-type="float" office:value="354127" calcext:value-type="float">
            <text:p>354127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91]+[.B490]" office:value-type="float" office:value="354572" calcext:value-type="float">
            <text:p>354572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92]+[.B491]" office:value-type="float" office:value="355016" calcext:value-type="float">
            <text:p>355016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93]+[.B492]" office:value-type="float" office:value="355460" calcext:value-type="float">
            <text:p>35546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94]+[.B493]" office:value-type="float" office:value="355899" calcext:value-type="float">
            <text:p>355899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95]+[.B494]" office:value-type="float" office:value="356336" calcext:value-type="float">
            <text:p>35633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96]+[.B495]" office:value-type="float" office:value="356773" calcext:value-type="float">
            <text:p>356773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97]+[.B496]" office:value-type="float" office:value="357209" calcext:value-type="float">
            <text:p>357209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98]+[.B497]" office:value-type="float" office:value="357642" calcext:value-type="float">
            <text:p>35764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99]+[.B498]" office:value-type="float" office:value="358075" calcext:value-type="float">
            <text:p>35807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500]+[.B499]" office:value-type="float" office:value="358504" calcext:value-type="float">
            <text:p>358504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501]+[.B500]" office:value-type="float" office:value="358933" calcext:value-type="float">
            <text:p>358933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502]+[.B501]" office:value-type="float" office:value="359362" calcext:value-type="float">
            <text:p>35936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503]+[.B502]" office:value-type="float" office:value="359789" calcext:value-type="float">
            <text:p>359789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504]+[.B503]" office:value-type="float" office:value="360216" calcext:value-type="float">
            <text:p>360216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505]+[.B504]" office:value-type="float" office:value="360640" calcext:value-type="float">
            <text:p>36064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506]+[.B505]" office:value-type="float" office:value="361064" calcext:value-type="float">
            <text:p>361064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507]+[.B506]" office:value-type="float" office:value="361487" calcext:value-type="float">
            <text:p>361487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508]+[.B507]" office:value-type="float" office:value="361909" calcext:value-type="float">
            <text:p>361909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509]+[.B508]" office:value-type="float" office:value="362329" calcext:value-type="float">
            <text:p>362329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510]+[.B509]" office:value-type="float" office:value="362748" calcext:value-type="float">
            <text:p>362748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511]+[.B510]" office:value-type="float" office:value="363166" calcext:value-type="float">
            <text:p>363166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512]+[.B511]" office:value-type="float" office:value="363580" calcext:value-type="float">
            <text:p>36358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513]+[.B512]" office:value-type="float" office:value="363994" calcext:value-type="float">
            <text:p>363994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514]+[.B513]" office:value-type="float" office:value="364408" calcext:value-type="float">
            <text:p>364408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515]+[.B514]" office:value-type="float" office:value="364821" calcext:value-type="float">
            <text:p>36482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516]+[.B515]" office:value-type="float" office:value="365234" calcext:value-type="float">
            <text:p>365234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517]+[.B516]" office:value-type="float" office:value="365643" calcext:value-type="float">
            <text:p>365643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518]+[.B517]" office:value-type="float" office:value="366052" calcext:value-type="float">
            <text:p>366052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519]+[.B518]" office:value-type="float" office:value="366460" calcext:value-type="float">
            <text:p>36646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520]+[.B519]" office:value-type="float" office:value="366866" calcext:value-type="float">
            <text:p>366866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521]+[.B520]" office:value-type="float" office:value="367270" calcext:value-type="float">
            <text:p>36727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522]+[.B521]" office:value-type="float" office:value="367673" calcext:value-type="float">
            <text:p>367673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523]+[.B522]" office:value-type="float" office:value="368074" calcext:value-type="float">
            <text:p>368074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524]+[.B523]" office:value-type="float" office:value="368472" calcext:value-type="float">
            <text:p>368472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525]+[.B524]" office:value-type="float" office:value="368870" calcext:value-type="float">
            <text:p>36887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526]+[.B525]" office:value-type="float" office:value="369268" calcext:value-type="float">
            <text:p>369268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527]+[.B526]" office:value-type="float" office:value="369665" calcext:value-type="float">
            <text:p>36966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528]+[.B527]" office:value-type="float" office:value="370061" calcext:value-type="float">
            <text:p>370061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529]+[.B528]" office:value-type="float" office:value="370457" calcext:value-type="float">
            <text:p>370457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530]+[.B529]" office:value-type="float" office:value="370850" calcext:value-type="float">
            <text:p>37085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531]+[.B530]" office:value-type="float" office:value="371242" calcext:value-type="float">
            <text:p>37124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532]+[.B531]" office:value-type="float" office:value="371634" calcext:value-type="float">
            <text:p>371634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533]+[.B532]" office:value-type="float" office:value="372025" calcext:value-type="float">
            <text:p>372025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534]+[.B533]" office:value-type="float" office:value="372416" calcext:value-type="float">
            <text:p>372416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535]+[.B534]" office:value-type="float" office:value="372805" calcext:value-type="float">
            <text:p>372805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536]+[.B535]" office:value-type="float" office:value="373193" calcext:value-type="float">
            <text:p>373193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537]+[.B536]" office:value-type="float" office:value="373578" calcext:value-type="float">
            <text:p>373578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538]+[.B537]" office:value-type="float" office:value="373963" calcext:value-type="float">
            <text:p>373963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539]+[.B538]" office:value-type="float" office:value="374345" calcext:value-type="float">
            <text:p>374345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540]+[.B539]" office:value-type="float" office:value="374724" calcext:value-type="float">
            <text:p>374724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541]+[.B540]" office:value-type="float" office:value="375103" calcext:value-type="float">
            <text:p>375103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542]+[.B541]" office:value-type="float" office:value="375481" calcext:value-type="float">
            <text:p>37548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543]+[.B542]" office:value-type="float" office:value="375857" calcext:value-type="float">
            <text:p>375857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544]+[.B543]" office:value-type="float" office:value="376233" calcext:value-type="float">
            <text:p>376233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545]+[.B544]" office:value-type="float" office:value="376608" calcext:value-type="float">
            <text:p>376608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546]+[.B545]" office:value-type="float" office:value="376983" calcext:value-type="float">
            <text:p>376983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547]+[.B546]" office:value-type="float" office:value="377357" calcext:value-type="float">
            <text:p>377357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548]+[.B547]" office:value-type="float" office:value="377731" calcext:value-type="float">
            <text:p>377731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549]+[.B548]" office:value-type="float" office:value="378105" calcext:value-type="float">
            <text:p>378105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550]+[.B549]" office:value-type="float" office:value="378477" calcext:value-type="float">
            <text:p>378477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551]+[.B550]" office:value-type="float" office:value="378848" calcext:value-type="float">
            <text:p>378848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552]+[.B551]" office:value-type="float" office:value="379219" calcext:value-type="float">
            <text:p>379219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553]+[.B552]" office:value-type="float" office:value="379590" calcext:value-type="float">
            <text:p>37959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554]+[.B553]" office:value-type="float" office:value="379960" calcext:value-type="float">
            <text:p>37996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555]+[.B554]" office:value-type="float" office:value="380330" calcext:value-type="float">
            <text:p>38033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556]+[.B555]" office:value-type="float" office:value="380699" calcext:value-type="float">
            <text:p>380699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557]+[.B556]" office:value-type="float" office:value="381067" calcext:value-type="float">
            <text:p>381067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558]+[.B557]" office:value-type="float" office:value="381434" calcext:value-type="float">
            <text:p>381434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559]+[.B558]" office:value-type="float" office:value="381801" calcext:value-type="float">
            <text:p>38180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560]+[.B559]" office:value-type="float" office:value="382168" calcext:value-type="float">
            <text:p>382168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561]+[.B560]" office:value-type="float" office:value="382535" calcext:value-type="float">
            <text:p>38253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562]+[.B561]" office:value-type="float" office:value="382899" calcext:value-type="float">
            <text:p>382899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563]+[.B562]" office:value-type="float" office:value="383262" calcext:value-type="float">
            <text:p>38326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564]+[.B563]" office:value-type="float" office:value="383625" calcext:value-type="float">
            <text:p>383625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565]+[.B564]" office:value-type="float" office:value="383986" calcext:value-type="float">
            <text:p>383986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566]+[.B565]" office:value-type="float" office:value="384345" calcext:value-type="float">
            <text:p>384345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567]+[.B566]" office:value-type="float" office:value="384704" calcext:value-type="float">
            <text:p>384704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568]+[.B567]" office:value-type="float" office:value="385063" calcext:value-type="float">
            <text:p>385063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569]+[.B568]" office:value-type="float" office:value="385420" calcext:value-type="float">
            <text:p>38542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570]+[.B569]" office:value-type="float" office:value="385776" calcext:value-type="float">
            <text:p>385776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571]+[.B570]" office:value-type="float" office:value="386132" calcext:value-type="float">
            <text:p>386132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572]+[.B571]" office:value-type="float" office:value="386487" calcext:value-type="float">
            <text:p>386487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573]+[.B572]" office:value-type="float" office:value="386840" calcext:value-type="float">
            <text:p>38684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574]+[.B573]" office:value-type="float" office:value="387191" calcext:value-type="float">
            <text:p>387191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575]+[.B574]" office:value-type="float" office:value="387534" calcext:value-type="float">
            <text:p>387534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576]+[.B575]" office:value-type="float" office:value="387876" calcext:value-type="float">
            <text:p>387876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577]+[.B576]" office:value-type="float" office:value="388217" calcext:value-type="float">
            <text:p>388217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578]+[.B577]" office:value-type="float" office:value="388557" calcext:value-type="float">
            <text:p>388557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579]+[.B578]" office:value-type="float" office:value="388896" calcext:value-type="float">
            <text:p>388896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580]+[.B579]" office:value-type="float" office:value="389235" calcext:value-type="float">
            <text:p>389235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581]+[.B580]" office:value-type="float" office:value="389573" calcext:value-type="float">
            <text:p>389573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582]+[.B581]" office:value-type="float" office:value="389911" calcext:value-type="float">
            <text:p>389911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583]+[.B582]" office:value-type="float" office:value="390248" calcext:value-type="float">
            <text:p>390248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584]+[.B583]" office:value-type="float" office:value="390585" calcext:value-type="float">
            <text:p>390585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585]+[.B584]" office:value-type="float" office:value="390922" calcext:value-type="float">
            <text:p>390922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586]+[.B585]" office:value-type="float" office:value="391259" calcext:value-type="float">
            <text:p>391259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587]+[.B586]" office:value-type="float" office:value="391595" calcext:value-type="float">
            <text:p>391595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588]+[.B587]" office:value-type="float" office:value="391931" calcext:value-type="float">
            <text:p>391931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589]+[.B588]" office:value-type="float" office:value="392266" calcext:value-type="float">
            <text:p>392266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590]+[.B589]" office:value-type="float" office:value="392600" calcext:value-type="float">
            <text:p>39260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591]+[.B590]" office:value-type="float" office:value="392933" calcext:value-type="float">
            <text:p>392933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592]+[.B591]" office:value-type="float" office:value="393266" calcext:value-type="float">
            <text:p>393266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593]+[.B592]" office:value-type="float" office:value="393598" calcext:value-type="float">
            <text:p>393598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594]+[.B593]" office:value-type="float" office:value="393930" calcext:value-type="float">
            <text:p>39393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595]+[.B594]" office:value-type="float" office:value="394262" calcext:value-type="float">
            <text:p>394262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596]+[.B595]" office:value-type="float" office:value="394589" calcext:value-type="float">
            <text:p>394589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597]+[.B596]" office:value-type="float" office:value="394916" calcext:value-type="float">
            <text:p>394916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598]+[.B597]" office:value-type="float" office:value="395243" calcext:value-type="float">
            <text:p>39524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599]+[.B598]" office:value-type="float" office:value="395568" calcext:value-type="float">
            <text:p>395568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600]+[.B599]" office:value-type="float" office:value="395893" calcext:value-type="float">
            <text:p>39589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601]+[.B600]" office:value-type="float" office:value="396217" calcext:value-type="float">
            <text:p>396217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602]+[.B601]" office:value-type="float" office:value="396540" calcext:value-type="float">
            <text:p>39654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603]+[.B602]" office:value-type="float" office:value="396860" calcext:value-type="float">
            <text:p>39686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604]+[.B603]" office:value-type="float" office:value="397180" calcext:value-type="float">
            <text:p>39718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605]+[.B604]" office:value-type="float" office:value="397499" calcext:value-type="float">
            <text:p>397499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606]+[.B605]" office:value-type="float" office:value="397816" calcext:value-type="float">
            <text:p>397816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607]+[.B606]" office:value-type="float" office:value="398132" calcext:value-type="float">
            <text:p>398132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608]+[.B607]" office:value-type="float" office:value="398448" calcext:value-type="float">
            <text:p>39844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609]+[.B608]" office:value-type="float" office:value="398764" calcext:value-type="float">
            <text:p>398764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610]+[.B609]" office:value-type="float" office:value="399080" calcext:value-type="float">
            <text:p>399080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611]+[.B610]" office:value-type="float" office:value="399396" calcext:value-type="float">
            <text:p>39939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612]+[.B611]" office:value-type="float" office:value="399708" calcext:value-type="float">
            <text:p>399708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613]+[.B612]" office:value-type="float" office:value="400019" calcext:value-type="float">
            <text:p>400019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614]+[.B613]" office:value-type="float" office:value="400330" calcext:value-type="float">
            <text:p>40033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615]+[.B614]" office:value-type="float" office:value="400638" calcext:value-type="float">
            <text:p>400638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616]+[.B615]" office:value-type="float" office:value="400945" calcext:value-type="float">
            <text:p>400945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617]+[.B616]" office:value-type="float" office:value="401251" calcext:value-type="float">
            <text:p>40125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618]+[.B617]" office:value-type="float" office:value="401556" calcext:value-type="float">
            <text:p>401556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619]+[.B618]" office:value-type="float" office:value="401859" calcext:value-type="float">
            <text:p>401859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620]+[.B619]" office:value-type="float" office:value="402161" calcext:value-type="float">
            <text:p>40216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621]+[.B620]" office:value-type="float" office:value="402462" calcext:value-type="float">
            <text:p>402462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622]+[.B621]" office:value-type="float" office:value="402763" calcext:value-type="float">
            <text:p>40276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623]+[.B622]" office:value-type="float" office:value="403063" calcext:value-type="float">
            <text:p>403063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624]+[.B623]" office:value-type="float" office:value="403362" calcext:value-type="float">
            <text:p>403362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625]+[.B624]" office:value-type="float" office:value="403661" calcext:value-type="float">
            <text:p>40366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626]+[.B625]" office:value-type="float" office:value="403960" calcext:value-type="float">
            <text:p>40396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627]+[.B626]" office:value-type="float" office:value="404259" calcext:value-type="float">
            <text:p>404259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628]+[.B627]" office:value-type="float" office:value="404556" calcext:value-type="float">
            <text:p>404556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629]+[.B628]" office:value-type="float" office:value="404853" calcext:value-type="float">
            <text:p>404853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630]+[.B629]" office:value-type="float" office:value="405148" calcext:value-type="float">
            <text:p>405148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631]+[.B630]" office:value-type="float" office:value="405442" calcext:value-type="float">
            <text:p>405442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632]+[.B631]" office:value-type="float" office:value="405736" calcext:value-type="float">
            <text:p>405736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633]+[.B632]" office:value-type="float" office:value="406030" calcext:value-type="float">
            <text:p>40603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634]+[.B633]" office:value-type="float" office:value="406321" calcext:value-type="float">
            <text:p>40632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635]+[.B634]" office:value-type="float" office:value="406612" calcext:value-type="float">
            <text:p>406612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636]+[.B635]" office:value-type="float" office:value="406900" calcext:value-type="float">
            <text:p>40690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637]+[.B636]" office:value-type="float" office:value="407187" calcext:value-type="float">
            <text:p>407187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638]+[.B637]" office:value-type="float" office:value="407474" calcext:value-type="float">
            <text:p>40747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639]+[.B638]" office:value-type="float" office:value="407758" calcext:value-type="float">
            <text:p>407758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640]+[.B639]" office:value-type="float" office:value="408040" calcext:value-type="float">
            <text:p>40804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641]+[.B640]" office:value-type="float" office:value="408321" calcext:value-type="float">
            <text:p>40832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642]+[.B641]" office:value-type="float" office:value="408600" calcext:value-type="float">
            <text:p>408600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643]+[.B642]" office:value-type="float" office:value="408876" calcext:value-type="float">
            <text:p>408876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644]+[.B643]" office:value-type="float" office:value="409151" calcext:value-type="float">
            <text:p>40915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645]+[.B644]" office:value-type="float" office:value="409425" calcext:value-type="float">
            <text:p>409425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646]+[.B645]" office:value-type="float" office:value="409698" calcext:value-type="float">
            <text:p>409698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647]+[.B646]" office:value-type="float" office:value="409971" calcext:value-type="float">
            <text:p>40997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648]+[.B647]" office:value-type="float" office:value="410243" calcext:value-type="float">
            <text:p>410243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649]+[.B648]" office:value-type="float" office:value="410515" calcext:value-type="float">
            <text:p>410515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650]+[.B649]" office:value-type="float" office:value="410787" calcext:value-type="float">
            <text:p>410787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651]+[.B650]" office:value-type="float" office:value="411059" calcext:value-type="float">
            <text:p>411059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652]+[.B651]" office:value-type="float" office:value="411331" calcext:value-type="float">
            <text:p>41133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653]+[.B652]" office:value-type="float" office:value="411603" calcext:value-type="float">
            <text:p>411603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654]+[.B653]" office:value-type="float" office:value="411874" calcext:value-type="float">
            <text:p>411874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655]+[.B654]" office:value-type="float" office:value="412142" calcext:value-type="float">
            <text:p>412142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656]+[.B655]" office:value-type="float" office:value="412408" calcext:value-type="float">
            <text:p>412408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657]+[.B656]" office:value-type="float" office:value="412674" calcext:value-type="float">
            <text:p>412674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658]+[.B657]" office:value-type="float" office:value="412940" calcext:value-type="float">
            <text:p>412940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659]+[.B658]" office:value-type="float" office:value="413205" calcext:value-type="float">
            <text:p>413205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660]+[.B659]" office:value-type="float" office:value="413469" calcext:value-type="float">
            <text:p>41346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661]+[.B660]" office:value-type="float" office:value="413729" calcext:value-type="float">
            <text:p>413729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662]+[.B661]" office:value-type="float" office:value="413987" calcext:value-type="float">
            <text:p>413987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663]+[.B662]" office:value-type="float" office:value="414244" calcext:value-type="float">
            <text:p>41424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664]+[.B663]" office:value-type="float" office:value="414500" calcext:value-type="float">
            <text:p>41450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665]+[.B664]" office:value-type="float" office:value="414756" calcext:value-type="float">
            <text:p>414756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666]+[.B665]" office:value-type="float" office:value="415011" calcext:value-type="float">
            <text:p>41501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667]+[.B666]" office:value-type="float" office:value="415264" calcext:value-type="float">
            <text:p>415264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668]+[.B667]" office:value-type="float" office:value="415515" calcext:value-type="float">
            <text:p>415515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669]+[.B668]" office:value-type="float" office:value="415766" calcext:value-type="float">
            <text:p>415766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670]+[.B669]" office:value-type="float" office:value="416014" calcext:value-type="float">
            <text:p>416014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671]+[.B670]" office:value-type="float" office:value="416261" calcext:value-type="float">
            <text:p>41626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672]+[.B671]" office:value-type="float" office:value="416507" calcext:value-type="float">
            <text:p>416507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673]+[.B672]" office:value-type="float" office:value="416752" calcext:value-type="float">
            <text:p>416752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674]+[.B673]" office:value-type="float" office:value="416997" calcext:value-type="float">
            <text:p>416997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675]+[.B674]" office:value-type="float" office:value="417241" calcext:value-type="float">
            <text:p>417241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676]+[.B675]" office:value-type="float" office:value="417484" calcext:value-type="float">
            <text:p>417484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677]+[.B676]" office:value-type="float" office:value="417727" calcext:value-type="float">
            <text:p>417727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678]+[.B677]" office:value-type="float" office:value="417970" calcext:value-type="float">
            <text:p>41797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679]+[.B678]" office:value-type="float" office:value="418213" calcext:value-type="float">
            <text:p>418213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680]+[.B679]" office:value-type="float" office:value="418455" calcext:value-type="float">
            <text:p>418455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681]+[.B680]" office:value-type="float" office:value="418696" calcext:value-type="float">
            <text:p>418696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682]+[.B681]" office:value-type="float" office:value="418935" calcext:value-type="float">
            <text:p>418935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683]+[.B682]" office:value-type="float" office:value="419173" calcext:value-type="float">
            <text:p>419173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684]+[.B683]" office:value-type="float" office:value="419410" calcext:value-type="float">
            <text:p>41941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685]+[.B684]" office:value-type="float" office:value="419647" calcext:value-type="float">
            <text:p>41964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686]+[.B685]" office:value-type="float" office:value="419883" calcext:value-type="float">
            <text:p>419883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687]+[.B686]" office:value-type="float" office:value="420118" calcext:value-type="float">
            <text:p>420118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688]+[.B687]" office:value-type="float" office:value="420352" calcext:value-type="float">
            <text:p>420352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689]+[.B688]" office:value-type="float" office:value="420584" calcext:value-type="float">
            <text:p>420584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690]+[.B689]" office:value-type="float" office:value="420816" calcext:value-type="float">
            <text:p>420816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691]+[.B690]" office:value-type="float" office:value="421048" calcext:value-type="float">
            <text:p>421048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692]+[.B691]" office:value-type="float" office:value="421278" calcext:value-type="float">
            <text:p>42127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693]+[.B692]" office:value-type="float" office:value="421506" calcext:value-type="float">
            <text:p>42150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694]+[.B693]" office:value-type="float" office:value="421733" calcext:value-type="float">
            <text:p>421733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695]+[.B694]" office:value-type="float" office:value="421960" calcext:value-type="float">
            <text:p>42196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696]+[.B695]" office:value-type="float" office:value="422187" calcext:value-type="float">
            <text:p>422187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697]+[.B696]" office:value-type="float" office:value="422414" calcext:value-type="float">
            <text:p>422414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698]+[.B697]" office:value-type="float" office:value="422641" calcext:value-type="float">
            <text:p>422641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699]+[.B698]" office:value-type="float" office:value="422867" calcext:value-type="float">
            <text:p>422867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700]+[.B699]" office:value-type="float" office:value="423090" calcext:value-type="float">
            <text:p>42309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701]+[.B700]" office:value-type="float" office:value="423312" calcext:value-type="float">
            <text:p>423312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702]+[.B701]" office:value-type="float" office:value="423533" calcext:value-type="float">
            <text:p>42353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703]+[.B702]" office:value-type="float" office:value="423754" calcext:value-type="float">
            <text:p>423754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704]+[.B703]" office:value-type="float" office:value="423972" calcext:value-type="float">
            <text:p>423972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705]+[.B704]" office:value-type="float" office:value="424189" calcext:value-type="float">
            <text:p>424189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706]+[.B705]" office:value-type="float" office:value="424405" calcext:value-type="float">
            <text:p>424405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707]+[.B706]" office:value-type="float" office:value="424618" calcext:value-type="float">
            <text:p>424618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708]+[.B707]" office:value-type="float" office:value="424830" calcext:value-type="float">
            <text:p>42483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709]+[.B708]" office:value-type="float" office:value="425040" calcext:value-type="float">
            <text:p>42504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710]+[.B709]" office:value-type="float" office:value="425250" calcext:value-type="float">
            <text:p>42525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711]+[.B710]" office:value-type="float" office:value="425459" calcext:value-type="float">
            <text:p>425459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712]+[.B711]" office:value-type="float" office:value="425668" calcext:value-type="float">
            <text:p>425668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713]+[.B712]" office:value-type="float" office:value="425876" calcext:value-type="float">
            <text:p>425876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714]+[.B713]" office:value-type="float" office:value="426082" calcext:value-type="float">
            <text:p>42608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715]+[.B714]" office:value-type="float" office:value="426285" calcext:value-type="float">
            <text:p>42628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716]+[.B715]" office:value-type="float" office:value="426487" calcext:value-type="float">
            <text:p>426487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717]+[.B716]" office:value-type="float" office:value="426688" calcext:value-type="float">
            <text:p>426688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718]+[.B717]" office:value-type="float" office:value="426888" calcext:value-type="float">
            <text:p>426888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719]+[.B718]" office:value-type="float" office:value="427087" calcext:value-type="float">
            <text:p>42708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720]+[.B719]" office:value-type="float" office:value="427286" calcext:value-type="float">
            <text:p>427286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721]+[.B720]" office:value-type="float" office:value="427485" calcext:value-type="float">
            <text:p>42748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722]+[.B721]" office:value-type="float" office:value="427681" calcext:value-type="float">
            <text:p>427681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723]+[.B722]" office:value-type="float" office:value="427875" calcext:value-type="float">
            <text:p>427875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724]+[.B723]" office:value-type="float" office:value="428068" calcext:value-type="float">
            <text:p>428068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725]+[.B724]" office:value-type="float" office:value="428260" calcext:value-type="float">
            <text:p>42826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726]+[.B725]" office:value-type="float" office:value="428449" calcext:value-type="float">
            <text:p>428449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727]+[.B726]" office:value-type="float" office:value="428637" calcext:value-type="float">
            <text:p>428637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728]+[.B727]" office:value-type="float" office:value="428823" calcext:value-type="float">
            <text:p>428823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729]+[.B728]" office:value-type="float" office:value="429009" calcext:value-type="float">
            <text:p>429009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730]+[.B729]" office:value-type="float" office:value="429195" calcext:value-type="float">
            <text:p>429195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731]+[.B730]" office:value-type="float" office:value="429380" calcext:value-type="float">
            <text:p>42938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732]+[.B731]" office:value-type="float" office:value="429565" calcext:value-type="float">
            <text:p>429565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733]+[.B732]" office:value-type="float" office:value="429749" calcext:value-type="float">
            <text:p>429749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734]+[.B733]" office:value-type="float" office:value="429933" calcext:value-type="float">
            <text:p>42993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735]+[.B734]" office:value-type="float" office:value="430117" calcext:value-type="float">
            <text:p>430117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736]+[.B735]" office:value-type="float" office:value="430301" calcext:value-type="float">
            <text:p>43030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737]+[.B736]" office:value-type="float" office:value="430483" calcext:value-type="float">
            <text:p>430483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738]+[.B737]" office:value-type="float" office:value="430665" calcext:value-type="float">
            <text:p>430665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739]+[.B738]" office:value-type="float" office:value="430846" calcext:value-type="float">
            <text:p>430846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740]+[.B739]" office:value-type="float" office:value="431024" calcext:value-type="float">
            <text:p>431024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741]+[.B740]" office:value-type="float" office:value="431201" calcext:value-type="float">
            <text:p>431201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742]+[.B741]" office:value-type="float" office:value="431378" calcext:value-type="float">
            <text:p>431378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743]+[.B742]" office:value-type="float" office:value="431555" calcext:value-type="float">
            <text:p>43155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744]+[.B743]" office:value-type="float" office:value="431731" calcext:value-type="float">
            <text:p>431731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745]+[.B744]" office:value-type="float" office:value="431907" calcext:value-type="float">
            <text:p>431907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746]+[.B745]" office:value-type="float" office:value="432080" calcext:value-type="float">
            <text:p>43208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747]+[.B746]" office:value-type="float" office:value="432253" calcext:value-type="float">
            <text:p>43225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748]+[.B747]" office:value-type="float" office:value="432425" calcext:value-type="float">
            <text:p>432425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749]+[.B748]" office:value-type="float" office:value="432594" calcext:value-type="float">
            <text:p>432594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750]+[.B749]" office:value-type="float" office:value="432763" calcext:value-type="float">
            <text:p>432763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751]+[.B750]" office:value-type="float" office:value="432931" calcext:value-type="float">
            <text:p>432931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52]+[.B751]" office:value-type="float" office:value="433097" calcext:value-type="float">
            <text:p>433097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753]+[.B752]" office:value-type="float" office:value="433262" calcext:value-type="float">
            <text:p>433262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754]+[.B753]" office:value-type="float" office:value="433426" calcext:value-type="float">
            <text:p>43342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755]+[.B754]" office:value-type="float" office:value="433590" calcext:value-type="float">
            <text:p>43359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756]+[.B755]" office:value-type="float" office:value="433754" calcext:value-type="float">
            <text:p>433754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757]+[.B756]" office:value-type="float" office:value="433917" calcext:value-type="float">
            <text:p>433917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758]+[.B757]" office:value-type="float" office:value="434080" calcext:value-type="float">
            <text:p>43408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759]+[.B758]" office:value-type="float" office:value="434243" calcext:value-type="float">
            <text:p>434243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760]+[.B759]" office:value-type="float" office:value="434406" calcext:value-type="float">
            <text:p>434406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761]+[.B760]" office:value-type="float" office:value="434568" calcext:value-type="float">
            <text:p>434568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762]+[.B761]" office:value-type="float" office:value="434730" calcext:value-type="float">
            <text:p>43473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763]+[.B762]" office:value-type="float" office:value="434891" calcext:value-type="float">
            <text:p>434891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764]+[.B763]" office:value-type="float" office:value="435052" calcext:value-type="float">
            <text:p>435052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765]+[.B764]" office:value-type="float" office:value="435213" calcext:value-type="float">
            <text:p>4352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766]+[.B765]" office:value-type="float" office:value="435373" calcext:value-type="float">
            <text:p>43537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767]+[.B766]" office:value-type="float" office:value="435533" calcext:value-type="float">
            <text:p>435533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768]+[.B767]" office:value-type="float" office:value="435692" calcext:value-type="float">
            <text:p>435692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769]+[.B768]" office:value-type="float" office:value="435850" calcext:value-type="float">
            <text:p>43585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770]+[.B769]" office:value-type="float" office:value="436007" calcext:value-type="float">
            <text:p>436007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771]+[.B770]" office:value-type="float" office:value="436161" calcext:value-type="float">
            <text:p>436161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772]+[.B771]" office:value-type="float" office:value="436312" calcext:value-type="float">
            <text:p>436312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773]+[.B772]" office:value-type="float" office:value="436463" calcext:value-type="float">
            <text:p>436463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774]+[.B773]" office:value-type="float" office:value="436611" calcext:value-type="float">
            <text:p>436611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775]+[.B774]" office:value-type="float" office:value="436755" calcext:value-type="float">
            <text:p>436755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776]+[.B775]" office:value-type="float" office:value="436896" calcext:value-type="float">
            <text:p>43689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777]+[.B776]" office:value-type="float" office:value="437036" calcext:value-type="float">
            <text:p>437036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778]+[.B777]" office:value-type="float" office:value="437176" calcext:value-type="float">
            <text:p>437176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779]+[.B778]" office:value-type="float" office:value="437314" calcext:value-type="float">
            <text:p>437314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780]+[.B779]" office:value-type="float" office:value="437451" calcext:value-type="float">
            <text:p>437451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781]+[.B780]" office:value-type="float" office:value="437587" calcext:value-type="float">
            <text:p>437587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782]+[.B781]" office:value-type="float" office:value="437723" calcext:value-type="float">
            <text:p>43772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783]+[.B782]" office:value-type="float" office:value="437858" calcext:value-type="float">
            <text:p>437858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784]+[.B783]" office:value-type="float" office:value="437993" calcext:value-type="float">
            <text:p>43799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785]+[.B784]" office:value-type="float" office:value="438127" calcext:value-type="float">
            <text:p>438127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786]+[.B785]" office:value-type="float" office:value="438261" calcext:value-type="float">
            <text:p>43826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787]+[.B786]" office:value-type="float" office:value="438394" calcext:value-type="float">
            <text:p>43839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788]+[.B787]" office:value-type="float" office:value="438527" calcext:value-type="float">
            <text:p>438527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789]+[.B788]" office:value-type="float" office:value="438658" calcext:value-type="float">
            <text:p>438658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790]+[.B789]" office:value-type="float" office:value="438788" calcext:value-type="float">
            <text:p>43878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791]+[.B790]" office:value-type="float" office:value="438917" calcext:value-type="float">
            <text:p>438917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792]+[.B791]" office:value-type="float" office:value="439046" calcext:value-type="float">
            <text:p>43904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793]+[.B792]" office:value-type="float" office:value="439174" calcext:value-type="float">
            <text:p>439174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794]+[.B793]" office:value-type="float" office:value="439301" calcext:value-type="float">
            <text:p>439301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795]+[.B794]" office:value-type="float" office:value="439427" calcext:value-type="float">
            <text:p>439427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796]+[.B795]" office:value-type="float" office:value="439553" calcext:value-type="float">
            <text:p>43955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797]+[.B796]" office:value-type="float" office:value="439678" calcext:value-type="float">
            <text:p>43967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798]+[.B797]" office:value-type="float" office:value="439803" calcext:value-type="float">
            <text:p>439803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799]+[.B798]" office:value-type="float" office:value="439928" calcext:value-type="float">
            <text:p>439928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800]+[.B799]" office:value-type="float" office:value="440053" calcext:value-type="float">
            <text:p>440053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801]+[.B800]" office:value-type="float" office:value="440174" calcext:value-type="float">
            <text:p>44017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802]+[.B801]" office:value-type="float" office:value="440294" calcext:value-type="float">
            <text:p>440294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803]+[.B802]" office:value-type="float" office:value="440412" calcext:value-type="float">
            <text:p>440412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804]+[.B803]" office:value-type="float" office:value="440529" calcext:value-type="float">
            <text:p>440529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805]+[.B804]" office:value-type="float" office:value="440645" calcext:value-type="float">
            <text:p>44064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806]+[.B805]" office:value-type="float" office:value="440761" calcext:value-type="float">
            <text:p>44076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807]+[.B806]" office:value-type="float" office:value="440875" calcext:value-type="float">
            <text:p>44087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808]+[.B807]" office:value-type="float" office:value="440988" calcext:value-type="float">
            <text:p>44098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809]+[.B808]" office:value-type="float" office:value="441100" calcext:value-type="float">
            <text:p>44110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810]+[.B809]" office:value-type="float" office:value="441212" calcext:value-type="float">
            <text:p>441212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811]+[.B810]" office:value-type="float" office:value="441324" calcext:value-type="float">
            <text:p>44132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812]+[.B811]" office:value-type="float" office:value="441432" calcext:value-type="float">
            <text:p>441432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813]+[.B812]" office:value-type="float" office:value="441540" calcext:value-type="float">
            <text:p>44154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814]+[.B813]" office:value-type="float" office:value="441646" calcext:value-type="float">
            <text:p>44164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815]+[.B814]" office:value-type="float" office:value="441750" calcext:value-type="float">
            <text:p>44175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816]+[.B815]" office:value-type="float" office:value="441853" calcext:value-type="float">
            <text:p>441853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817]+[.B816]" office:value-type="float" office:value="441956" calcext:value-type="float">
            <text:p>441956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818]+[.B817]" office:value-type="float" office:value="442059" calcext:value-type="float">
            <text:p>442059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819]+[.B818]" office:value-type="float" office:value="442162" calcext:value-type="float">
            <text:p>442162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820]+[.B819]" office:value-type="float" office:value="442264" calcext:value-type="float">
            <text:p>44226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21]+[.B820]" office:value-type="float" office:value="442364" calcext:value-type="float">
            <text:p>44236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22]+[.B821]" office:value-type="float" office:value="442464" calcext:value-type="float">
            <text:p>44246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823]+[.B822]" office:value-type="float" office:value="442563" calcext:value-type="float">
            <text:p>44256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824]+[.B823]" office:value-type="float" office:value="442662" calcext:value-type="float">
            <text:p>44266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825]+[.B824]" office:value-type="float" office:value="442760" calcext:value-type="float">
            <text:p>44276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826]+[.B825]" office:value-type="float" office:value="442857" calcext:value-type="float">
            <text:p>44285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827]+[.B826]" office:value-type="float" office:value="442954" calcext:value-type="float">
            <text:p>44295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828]+[.B827]" office:value-type="float" office:value="443048" calcext:value-type="float">
            <text:p>44304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829]+[.B828]" office:value-type="float" office:value="443141" calcext:value-type="float">
            <text:p>44314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830]+[.B829]" office:value-type="float" office:value="443233" calcext:value-type="float">
            <text:p>44323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831]+[.B830]" office:value-type="float" office:value="443324" calcext:value-type="float">
            <text:p>44332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832]+[.B831]" office:value-type="float" office:value="443413" calcext:value-type="float">
            <text:p>44341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833]+[.B832]" office:value-type="float" office:value="443501" calcext:value-type="float">
            <text:p>44350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34]+[.B833]" office:value-type="float" office:value="443588" calcext:value-type="float">
            <text:p>44358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35]+[.B834]" office:value-type="float" office:value="443675" calcext:value-type="float">
            <text:p>44367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36]+[.B835]" office:value-type="float" office:value="443762" calcext:value-type="float">
            <text:p>44376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37]+[.B836]" office:value-type="float" office:value="443849" calcext:value-type="float">
            <text:p>44384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38]+[.B837]" office:value-type="float" office:value="443935" calcext:value-type="float">
            <text:p>44393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39]+[.B838]" office:value-type="float" office:value="444021" calcext:value-type="float">
            <text:p>44402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40]+[.B839]" office:value-type="float" office:value="444105" calcext:value-type="float">
            <text:p>444105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1]+[.B840]" office:value-type="float" office:value="444187" calcext:value-type="float">
            <text:p>444187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2]+[.B841]" office:value-type="float" office:value="444269" calcext:value-type="float">
            <text:p>44426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43]+[.B842]" office:value-type="float" office:value="444350" calcext:value-type="float">
            <text:p>44435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44]+[.B843]" office:value-type="float" office:value="444428" calcext:value-type="float">
            <text:p>44442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45]+[.B844]" office:value-type="float" office:value="444505" calcext:value-type="float">
            <text:p>44450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846]+[.B845]" office:value-type="float" office:value="444581" calcext:value-type="float">
            <text:p>44458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47]+[.B846]" office:value-type="float" office:value="444656" calcext:value-type="float">
            <text:p>44465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848]+[.B847]" office:value-type="float" office:value="444731" calcext:value-type="float">
            <text:p>44473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49]+[.B848]" office:value-type="float" office:value="444805" calcext:value-type="float">
            <text:p>44480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850]+[.B849]" office:value-type="float" office:value="444879" calcext:value-type="float">
            <text:p>44487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851]+[.B850]" office:value-type="float" office:value="444952" calcext:value-type="float">
            <text:p>44495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852]+[.B851]" office:value-type="float" office:value="445024" calcext:value-type="float">
            <text:p>44502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853]+[.B852]" office:value-type="float" office:value="445096" calcext:value-type="float">
            <text:p>44509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854]+[.B853]" office:value-type="float" office:value="445167" calcext:value-type="float">
            <text:p>44516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55]+[.B854]" office:value-type="float" office:value="445237" calcext:value-type="float">
            <text:p>44523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856]+[.B855]" office:value-type="float" office:value="445307" calcext:value-type="float">
            <text:p>44530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857]+[.B856]" office:value-type="float" office:value="445376" calcext:value-type="float">
            <text:p>44537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858]+[.B857]" office:value-type="float" office:value="445445" calcext:value-type="float">
            <text:p>44544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859]+[.B858]" office:value-type="float" office:value="445512" calcext:value-type="float">
            <text:p>44551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860]+[.B859]" office:value-type="float" office:value="445579" calcext:value-type="float">
            <text:p>445579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861]+[.B860]" office:value-type="float" office:value="445644" calcext:value-type="float">
            <text:p>44564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862]+[.B861]" office:value-type="float" office:value="445709" calcext:value-type="float">
            <text:p>44570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863]+[.B862]" office:value-type="float" office:value="445772" calcext:value-type="float">
            <text:p>44577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864]+[.B863]" office:value-type="float" office:value="445835" calcext:value-type="float">
            <text:p>44583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865]+[.B864]" office:value-type="float" office:value="445897" calcext:value-type="float">
            <text:p>44589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66]+[.B865]" office:value-type="float" office:value="445957" calcext:value-type="float">
            <text:p>44595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867]+[.B866]" office:value-type="float" office:value="446017" calcext:value-type="float">
            <text:p>44601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868]+[.B867]" office:value-type="float" office:value="446075" calcext:value-type="float">
            <text:p>44607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869]+[.B868]" office:value-type="float" office:value="446133" calcext:value-type="float">
            <text:p>44613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870]+[.B869]" office:value-type="float" office:value="446191" calcext:value-type="float">
            <text:p>44619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871]+[.B870]" office:value-type="float" office:value="446248" calcext:value-type="float">
            <text:p>44624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872]+[.B871]" office:value-type="float" office:value="446305" calcext:value-type="float">
            <text:p>44630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73]+[.B872]" office:value-type="float" office:value="446361" calcext:value-type="float">
            <text:p>44636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74]+[.B873]" office:value-type="float" office:value="446417" calcext:value-type="float">
            <text:p>446417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75]+[.B874]" office:value-type="float" office:value="446473" calcext:value-type="float">
            <text:p>44647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876]+[.B875]" office:value-type="float" office:value="446529" calcext:value-type="float">
            <text:p>44652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77]+[.B876]" office:value-type="float" office:value="446583" calcext:value-type="float">
            <text:p>44658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8]+[.B877]" office:value-type="float" office:value="446636" calcext:value-type="float">
            <text:p>44663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9]+[.B878]" office:value-type="float" office:value="446689" calcext:value-type="float">
            <text:p>44668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0]+[.B879]" office:value-type="float" office:value="446742" calcext:value-type="float">
            <text:p>44674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1]+[.B880]" office:value-type="float" office:value="446795" calcext:value-type="float">
            <text:p>44679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82]+[.B881]" office:value-type="float" office:value="446847" calcext:value-type="float">
            <text:p>4468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83]+[.B882]" office:value-type="float" office:value="446895" calcext:value-type="float">
            <text:p>44689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84]+[.B883]" office:value-type="float" office:value="446942" calcext:value-type="float">
            <text:p>44694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885]+[.B884]" office:value-type="float" office:value="446988" calcext:value-type="float">
            <text:p>4469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886]+[.B885]" office:value-type="float" office:value="447033" calcext:value-type="float">
            <text:p>44703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887]+[.B886]" office:value-type="float" office:value="447076" calcext:value-type="float">
            <text:p>44707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888]+[.B887]" office:value-type="float" office:value="447119" calcext:value-type="float">
            <text:p>44711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889]+[.B888]" office:value-type="float" office:value="447162" calcext:value-type="float">
            <text:p>44716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890]+[.B889]" office:value-type="float" office:value="447204" calcext:value-type="float">
            <text:p>44720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891]+[.B890]" office:value-type="float" office:value="447244" calcext:value-type="float">
            <text:p>44724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892]+[.B891]" office:value-type="float" office:value="447284" calcext:value-type="float">
            <text:p>44728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893]+[.B892]" office:value-type="float" office:value="447323" calcext:value-type="float">
            <text:p>44732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894]+[.B893]" office:value-type="float" office:value="447362" calcext:value-type="float">
            <text:p>44736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895]+[.B894]" office:value-type="float" office:value="447400" calcext:value-type="float">
            <text:p>44740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896]+[.B895]" office:value-type="float" office:value="447437" calcext:value-type="float">
            <text:p>44743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897]+[.B896]" office:value-type="float" office:value="447474" calcext:value-type="float">
            <text:p>44747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898]+[.B897]" office:value-type="float" office:value="447510" calcext:value-type="float">
            <text:p>4475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899]+[.B898]" office:value-type="float" office:value="447546" calcext:value-type="float">
            <text:p>44754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900]+[.B899]" office:value-type="float" office:value="447582" calcext:value-type="float">
            <text:p>447582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901]+[.B900]" office:value-type="float" office:value="447617" calcext:value-type="float">
            <text:p>44761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902]+[.B901]" office:value-type="float" office:value="447651" calcext:value-type="float">
            <text:p>44765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903]+[.B902]" office:value-type="float" office:value="447682" calcext:value-type="float">
            <text:p>44768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904]+[.B903]" office:value-type="float" office:value="447711" calcext:value-type="float">
            <text:p>44771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905]+[.B904]" office:value-type="float" office:value="447740" calcext:value-type="float">
            <text:p>44774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906]+[.B905]" office:value-type="float" office:value="447769" calcext:value-type="float">
            <text:p>44776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907]+[.B906]" office:value-type="float" office:value="447794" calcext:value-type="float">
            <text:p>44779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908]+[.B907]" office:value-type="float" office:value="447818" calcext:value-type="float">
            <text:p>44781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909]+[.B908]" office:value-type="float" office:value="447841" calcext:value-type="float">
            <text:p>44784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910]+[.B909]" office:value-type="float" office:value="447863" calcext:value-type="float">
            <text:p>447863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911]+[.B910]" office:value-type="float" office:value="447882" calcext:value-type="float">
            <text:p>44788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912]+[.B911]" office:value-type="float" office:value="447900" calcext:value-type="float">
            <text:p>44790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913]+[.B912]" office:value-type="float" office:value="447918" calcext:value-type="float">
            <text:p>4479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14]+[.B913]" office:value-type="float" office:value="447935" calcext:value-type="float">
            <text:p>44793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15]+[.B914]" office:value-type="float" office:value="447952" calcext:value-type="float">
            <text:p>44795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916]+[.B915]" office:value-type="float" office:value="447966" calcext:value-type="float">
            <text:p>44796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917]+[.B916]" office:value-type="float" office:value="447979" calcext:value-type="float">
            <text:p>44797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18]+[.B917]" office:value-type="float" office:value="447991" calcext:value-type="float">
            <text:p>44799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19]+[.B918]" office:value-type="float" office:value="448003" calcext:value-type="float">
            <text:p>44800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20]+[.B919]" office:value-type="float" office:value="448015" calcext:value-type="float">
            <text:p>44801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921]+[.B920]" office:value-type="float" office:value="448026" calcext:value-type="float">
            <text:p>44802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22]+[.B921]" office:value-type="float" office:value="448036" calcext:value-type="float">
            <text:p>44803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23]+[.B922]" office:value-type="float" office:value="448044" calcext:value-type="float">
            <text:p>4480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24]+[.B923]" office:value-type="float" office:value="448052" calcext:value-type="float">
            <text:p>44805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25]+[.B924]" office:value-type="float" office:value="448059" calcext:value-type="float">
            <text:p>4480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926]+[.B925]" office:value-type="float" office:value="448063" calcext:value-type="float">
            <text:p>4480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927]+[.B926]" office:value-type="float" office:value="448066" calcext:value-type="float">
            <text:p>44806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28]+[.B927]" office:value-type="float" office:value="448068" calcext:value-type="float">
            <text:p>4480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29]+[.B928]" office:value-type="float" office:value="448070" calcext:value-type="float">
            <text:p>4480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930]+[.B929]" office:value-type="float" office:value="448072" calcext:value-type="float">
            <text:p>44807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31]+[.B930]" office:value-type="float" office:value="448073" calcext:value-type="float">
            <text:p>448073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9:54:48.648360127</meta:creation-date>
    <dc:date>2024-03-16T09:58:57.506602265</dc:date>
    <meta:editing-duration>PT4M9S</meta:editing-duration>
    <meta:editing-cycles>1</meta:editing-cycles>
    <meta:document-statistic meta:table-count="1" meta:cell-count="1866" meta:object-count="0"/>
    <meta:generator>LibreOffice/24.2.1.2$Linux_X86_64 LibreOffice_project/420$Build-2</meta:generator>
  </office:meta>
</office:document-meta>
</file>